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661cm" loext:contextual-spacing="false" fo:orphans="2" fo:widows="2" fo:text-indent="0cm" style:auto-text-indent="false" fo:background-color="#ffffff" fo:padding="0cm" fo:border="none"/>
      <style:text-properties fo:font-variant="normal" fo:text-transform="none" fo:color="#414141" style:font-name="Roboto" fo:font-size="12pt" fo:letter-spacing="normal" fo:font-style="normal" fo:font-weight="normal"/>
    </style:style>
    <style:style style:name="P2" style:family="paragraph" style:parent-style-name="Heading_20_4">
      <loext:graphic-properties draw:fill="solid" draw:fill-color="#ffffff" draw:opacity="100%"/>
      <style:paragraph-properties fo:margin-left="0cm" fo:margin-right="0cm" fo:margin-top="0cm" fo:margin-bottom="0.661cm" loext:contextual-spacing="false" fo:line-height="135%" fo:orphans="2" fo:widows="2" fo:text-indent="0cm" style:auto-text-indent="false" fo:background-color="#ffffff" fo:padding="0cm" fo:border="none"/>
      <style:text-properties fo:font-variant="normal" fo:text-transform="none" fo:color="#222222" style:font-name="Roboto" fo:font-size="13.5pt" fo:letter-spacing="normal" fo:font-style="normal" fo:font-weight="bold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10.5pt"/>
    </style:style>
    <style:style style:name="P5" style:family="paragraph" style:parent-style-name="Table_20_Contents">
      <style:paragraph-properties fo:margin-top="0cm" fo:margin-bottom="0cm" loext:contextual-spacing="false"/>
      <style:text-properties fo:font-size="10.5pt"/>
    </style:style>
    <style:style style:name="P6" style:family="paragraph" style:parent-style-name="Text_20_body">
      <style:text-properties fo:font-variant="normal" fo:text-transform="none" fo:color="#222222" style:font-name="Roboto" fo:font-size="16pt" fo:letter-spacing="normal" fo:font-style="normal" fo:font-weight="bold" officeooo:rsid="00116209" officeooo:paragraph-rsid="00116209" style:font-size-asian="14pt" style:font-size-complex="16pt"/>
    </style:style>
    <style:style style:name="P7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661cm" loext:contextual-spacing="false" fo:orphans="2" fo:widows="2" fo:text-indent="0cm" style:auto-text-indent="false" fo:background-color="#ffffff" fo:padding="0cm" fo:border="none"/>
      <style:text-properties fo:font-variant="normal" fo:text-transform="none" fo:color="#414141" style:font-name="Roboto" fo:font-size="12pt" fo:letter-spacing="normal" fo:font-style="normal" fo:font-weight="normal"/>
    </style:style>
    <style:style style:name="P8" style:family="paragraph" style:parent-style-name="Text_20_body" style:list-style-name="L1">
      <loext:graphic-properties draw:fill="none" draw:fill-color="#ffffff" draw:opacity="100%"/>
      <style:paragraph-properties fo:margin-left="0cm" fo:margin-right="0cm" fo:margin-top="0cm" fo:margin-bottom="0.265cm" loext:contextual-spacing="false" fo:orphans="2" fo:widows="2" fo:text-indent="0cm" style:auto-text-indent="false" fo:background-color="transparent" fo:padding="0cm" fo:border="none"/>
      <style:text-properties fo:font-variant="normal" fo:text-transform="none" fo:color="#414141" style:font-name="Roboto" fo:font-size="12pt" fo:letter-spacing="normal" fo:font-style="normal" fo:font-weight="normal"/>
    </style:style>
    <style:style style:name="P9" style:family="paragraph" style:parent-style-name="Text_20_body" style:list-style-name="L2">
      <loext:graphic-properties draw:fill="none" draw:fill-color="#ffffff" draw:opacity="100%"/>
      <style:paragraph-properties fo:margin-left="0cm" fo:margin-right="0cm" fo:margin-top="0cm" fo:margin-bottom="0.265cm" loext:contextual-spacing="false" fo:orphans="2" fo:widows="2" fo:text-indent="0cm" style:auto-text-indent="false" fo:background-color="transparent" fo:padding="0cm" fo:border="none"/>
      <style:text-properties fo:font-variant="normal" fo:text-transform="none" fo:color="#414141" style:font-name="Roboto" fo:font-size="12pt" fo:letter-spacing="normal" fo:font-style="normal" fo:font-weight="normal"/>
    </style:style>
    <style:style style:name="P10" style:family="paragraph" style:parent-style-name="Heading_20_4">
      <style:text-properties fo:font-variant="normal" fo:text-transform="none" fo:color="#222222" style:font-name="Roboto" fo:font-size="13.5pt" fo:letter-spacing="normal" fo:font-style="normal" fo:font-weight="bold"/>
    </style:style>
    <style:style style:name="P11" style:family="paragraph" style:parent-style-name="Heading_20_4">
      <style:text-properties fo:font-variant="normal" fo:text-transform="none" fo:color="#222222" style:font-name="Roboto" fo:font-size="16pt" fo:letter-spacing="normal" fo:font-style="normal" fo:font-weight="bold" officeooo:rsid="00116209" officeooo:paragraph-rsid="00116209" style:font-size-asian="14pt" style:font-size-complex="16pt"/>
    </style:style>
    <style:style style:name="P12" style:family="paragraph" style:parent-style-name="Heading_20_4">
      <loext:graphic-properties draw:fill="solid" draw:fill-color="#ffffff" draw:opacity="100%"/>
      <style:paragraph-properties fo:margin-left="0cm" fo:margin-right="0cm" fo:margin-top="0cm" fo:margin-bottom="0.661cm" loext:contextual-spacing="false" fo:line-height="135%" fo:orphans="2" fo:widows="2" fo:text-indent="0cm" style:auto-text-indent="false" fo:background-color="#ffffff" fo:padding="0cm" fo:border="none"/>
      <style:text-properties fo:font-variant="normal" fo:text-transform="none" fo:color="#222222" style:font-name="Roboto" fo:font-size="13.5pt" fo:letter-spacing="normal" fo:font-style="normal" fo:font-weight="bold"/>
    </style:style>
    <style:style style:name="P13" style:family="paragraph" style:parent-style-name="Heading_20_4">
      <loext:graphic-properties draw:fill="solid" draw:fill-color="#ffffff" draw:opacity="100%"/>
      <style:paragraph-properties fo:margin-left="0cm" fo:margin-right="0cm" fo:margin-top="0cm" fo:margin-bottom="0.661cm" loext:contextual-spacing="false" fo:orphans="2" fo:widows="2" fo:text-indent="0cm" style:auto-text-indent="false" fo:background-color="#ffffff" fo:padding="0cm" fo:border="none"/>
      <style:text-properties fo:font-variant="normal" fo:text-transform="none" fo:color="#222222" style:font-name="Roboto" fo:font-size="13.5pt" fo:letter-spacing="normal" fo:font-style="normal" fo:font-weight="bold"/>
    </style:style>
    <style:style style:name="P14" style:family="paragraph" style:parent-style-name="Heading_20_4">
      <loext:graphic-properties draw:fill="solid" draw:fill-color="#ffffff" draw:opacity="100%"/>
      <style:paragraph-properties fo:margin-left="0cm" fo:margin-right="0cm" fo:margin-top="0cm" fo:margin-bottom="0.661cm" loext:contextual-spacing="false" fo:line-height="135%" fo:orphans="2" fo:widows="2" fo:text-indent="0cm" style:auto-text-indent="false" fo:background-color="#ffffff" fo:padding="0cm" fo:border="none"/>
      <style:text-properties fo:font-variant="normal" fo:text-transform="none" fo:color="#222222" fo:letter-spacing="normal"/>
    </style:style>
    <style:style style:name="T1" style:family="text">
      <style:text-properties fo:font-size="10.5pt"/>
    </style:style>
    <style:style style:name="T2" style:family="text">
      <style:text-properties fo:font-size="7.5pt" fo:background-color="transparent" loext:char-shading-value="0" loext:padding="0cm" loext:border="none"/>
    </style:style>
    <style:style style:name="T3" style:family="text">
      <style:text-properties officeooo:rsid="00106daf"/>
    </style:style>
    <style:style style:name="T4" style:family="text">
      <style:text-properties officeooo:rsid="00129051"/>
    </style:style>
    <style:style style:name="T5" style:family="text">
      <style:text-properties style:font-name="Roboto" fo:font-size="13.5pt" fo:font-style="normal" fo:font-weight="bold"/>
    </style:style>
    <style:style style:name="T6" style:family="text">
      <style:text-properties style:font-name="Roboto" fo:font-size="13.5pt" fo:font-style="normal" fo:font-weight="bold" officeooo:rsid="0013f194"/>
    </style:style>
    <style:style style:name="T7" style:family="text">
      <style:text-properties officeooo:rsid="0013f194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4"><text:s text:c="29"/>Docker-Interview</text:h>
      <text:p text:style-name="P6">------------------------------------------------------------------------</text:p>
      <text:h text:style-name="P10" text:outline-level="4">Q1) what is Docker?</text:h>
      <text:p text:style-name="P1">Docker is a containerization technology that packages your application and all its dependencies together in the form of Containers to ensure that your application works seamlessly in any environment.</text:p>
      <text:h text:style-name="P2" text:outline-level="4">Q<text:span text:style-name="T4">2</text:span>) what is Docker image?</text:h>
      <text:p text:style-name="P1">Docker image is the source of Docker container. Or in other words, Docker images are used to create containers.</text:p>
      <text:h text:style-name="P2" text:outline-level="4">Q<text:span text:style-name="T4">3</text:span>) what is Docker Container?</text:h>
      <text:p text:style-name="P1">Docker Container is the running instance of Docker Image.</text:p>
      <text:h text:style-name="P2" text:outline-level="4">Q<text:span text:style-name="T4">4</text:span>) Can we consider DevOps as Agile methodology?</text:h>
      <text:p text:style-name="P1">Of Course, we can!! The only difference between agile methodology and DevOps is that, agile methodology is implemented only for development section and DevOps implements agility on both development as well as operations section.</text:p>
      <text:h text:style-name="P13" text:outline-level="4">Q<text:span text:style-name="T7">5</text:span>) How to stop and restart the Docker container?</text:h>
      <text:p text:style-name="P1">To stop the container: docker stop container ID</text:p>
      <text:p text:style-name="P1">Now to restart the Docker container: docker restart container ID</text:p>
      <text:h text:style-name="P2" text:outline-level="4">Q<text:span text:style-name="T7">6</text:span>) What platforms does Docker run on?</text:h>
      <text:p text:style-name="P1">Docker runs on only Linux and Cloud platforms:</text:p>
      <text:list xml:id="list3901337847" text:style-name="L1">
        <text:list-item>
          <text:p text:style-name="P8">Ubuntu 12.04 LTS+</text:p>
        </text:list-item>
        <text:list-item>
          <text:p text:style-name="P8">Fedora 20+</text:p>
        </text:list-item>
        <text:list-item>
          <text:p text:style-name="P8">RHEL 6.5+</text:p>
        </text:list-item>
        <text:list-item>
          <text:p text:style-name="P8">CentOS 6+</text:p>
        </text:list-item>
        <text:list-item>
          <text:p text:style-name="P8"><text:soft-page-break/>Gentoo</text:p>
        </text:list-item>
        <text:list-item>
          <text:p text:style-name="P8">ArchLinux</text:p>
        </text:list-item>
        <text:list-item>
          <text:p text:style-name="P8">openSUSE 12.3+</text:p>
        </text:list-item>
        <text:list-item>
          <text:p text:style-name="P8">CRUX 3.0+</text:p>
        </text:list-item>
      </text:list>
      <text:p text:style-name="P1">Cloud:</text:p>
      <text:list xml:id="list3883064352" text:style-name="L2">
        <text:list-item>
          <text:p text:style-name="P9">Amazon EC2</text:p>
        </text:list-item>
        <text:list-item>
          <text:p text:style-name="P9">Google Compute Engine</text:p>
        </text:list-item>
        <text:list-item>
          <text:p text:style-name="P9">Microsoft Azure</text:p>
        </text:list-item>
        <text:list-item>
          <text:p text:style-name="P9">Rackspace</text:p>
        </text:list-item>
      </text:list>
      <text:p text:style-name="P1">Note that Docker does not run on Windows or Mac for production as there is no support, yes you can use it for testing purpose even in windows</text:p>
      <text:h text:style-name="P14" text:outline-level="4"> <text:span text:style-name="T5">Q</text:span><text:span text:style-name="T6">7</text:span><text:span text:style-name="T5">) what are the tools used for docker networking?</text:span></text:h>
      <text:p text:style-name="P1">For docker networking we generally use kubernets and docker swarm.</text:p>
      <text:h text:style-name="P14" text:outline-level="4"> <text:span text:style-name="T5">Q</text:span><text:span text:style-name="T6">8</text:span><text:span text:style-name="T5">) what is docker compose?</text:span></text:h>
      <text:p text:style-name="P1">Lets say you want to run multiple docker container, at that time you have to create the docker compose file and type the command docker-compose up. It will run all the containers mentioned in docker compose file.</text:p>
      <text:p text:style-name="P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13:35:15.672172958</meta:creation-date>
    <dc:date>2019-09-14T14:02:29.333149610</dc:date>
    <meta:editing-duration>PT8M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282" meta:character-count="1731" meta:non-whitespace-character-count="1463"/>
  </office:meta>
</office:document-meta>
</file>